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Fira Code" svg:font-family="'Fira Code', 'Droid Sans Mono', monospace, monospace, 'Droid Sans Fallback'"/>
    <style:font-face style:name="Calibri1" svg:font-family="Calibri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4pt" style:font-size-asian="14pt" style:font-name-complex="Arial2" style:font-size-complex="14pt"/>
    </style:style>
    <style:style style:name="P2" style:family="paragraph" style:parent-style-name="Standard">
      <style:text-properties style:font-name="Liberation Serif"/>
    </style:style>
    <style:style style:name="P3" style:family="paragraph" style:parent-style-name="Standard">
      <style:text-properties style:font-name="Liberation Serif" officeooo:paragraph-rsid="0006b83e"/>
    </style:style>
    <style:style style:name="P4" style:family="paragraph" style:parent-style-name="Standard">
      <style:text-properties style:font-name="Liberation Serif" officeooo:rsid="0006b83e" officeooo:paragraph-rsid="0006b83e"/>
    </style:style>
    <style:style style:name="P5" style:family="paragraph" style:parent-style-name="Standard">
      <style:paragraph-properties fo:margin-top="0cm" fo:margin-bottom="0.282cm" loext:contextual-spacing="false"/>
      <style:text-properties style:font-name="Liberation Serif"/>
    </style:style>
    <style:style style:name="P6" style:family="paragraph" style:parent-style-name="Standard" style:master-page-name="Standard">
      <style:paragraph-properties style:page-number="auto"/>
      <style:text-properties style:font-name="Liberation Serif" officeooo:paragraph-rsid="0006b83e"/>
    </style:style>
    <style:style style:name="T1" style:family="text">
      <style:text-properties fo:color="#000000" style:font-name="Arial1" fo:font-size="14pt" fo:language="en" fo:country="US" style:font-size-asian="14pt" style:font-name-complex="Arial2" style:font-size-complex="14pt"/>
    </style:style>
    <style:style style:name="T2" style:family="text">
      <style:text-properties fo:color="#000000" style:font-name="Arial1" fo:font-size="14pt" fo:language="en" fo:country="US" officeooo:rsid="0006b83e" style:font-size-asian="14pt" style:font-name-complex="Arial2" style:font-size-complex="14pt"/>
    </style:style>
    <style:style style:name="T3" style:family="text">
      <style:text-properties fo:color="#000000" fo:font-size="14pt" fo:language="en" fo:country="US" officeooo:rsid="0006b83e" style:font-size-asian="14pt" style:font-name-complex="Arial2" style:font-size-complex="14pt"/>
    </style:style>
    <style:style style:name="T4" style:family="text">
      <style:text-properties fo:color="#000000" fo:font-size="14pt" fo:language="en" fo:country="US" style:font-size-asian="14pt" style:font-name-complex="Arial2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font-name="Arial1" fo:font-size="14pt" fo:language="en" fo:country="US" fo:font-style="normal" style:text-underline-style="none" fo:font-weight="normal" officeooo:rsid="0006b83e" style:text-blinking="false" fo:background-color="transparent" loext:char-shading-value="0" style:font-size-asian="14pt" style:font-name-complex="Arial2" style:font-size-complex="14pt"/>
    </style:style>
    <style:style style:name="T6" style:family="text">
      <style:text-properties fo:font-variant="normal" fo:text-transform="none" fo:color="#000000" style:text-line-through-style="none" style:text-line-through-type="none" fo:font-size="14pt" fo:language="en" fo:country="US" fo:font-style="normal" style:text-underline-style="none" fo:font-weight="normal" officeooo:rsid="0006b83e" style:text-blinking="false" fo:background-color="transparent" loext:char-shading-value="0" style:font-size-asian="14pt" style:font-name-complex="Arial2" style:font-size-complex="14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1.</text:span><text:bookmark text:name="docs-internal-guid-a7290336-7fff-db99-9e37-a209ebdd0332"/><text:span text:style-name="T6">https://github.com/rvsp/typescript-oops/blob/master/Practice/Movie.md</text:span></text:p>
      <text:p text:style-name="P3">class Movie {</text:p>
      <text:p text:style-name="P3"/>
      <text:p text:style-name="P3"><text:s text:c="4"/>constructor(title, studio, rating = "PG") {</text:p>
      <text:p text:style-name="P3"><text:s text:c="8"/>this.title = title</text:p>
      <text:p text:style-name="P3"><text:s text:c="8"/>this.studio = studio</text:p>
      <text:p text:style-name="P3"><text:s text:c="8"/>this.rating = rating</text:p>
      <text:p text:style-name="P3"><text:s text:c="4"/>}</text:p>
      <text:p text:style-name="P3"/>
      <text:p text:style-name="P3"><text:s text:c="4"/>getPG(obj, rating = "PG") {</text:p>
      <text:p text:style-name="P3"><text:s text:c="8"/>return obj.filter(item =&gt; item.rating.includes(rating))</text:p>
      <text:p text:style-name="P3"><text:s text:c="4"/>}</text:p>
      <text:p text:style-name="P3">}</text:p>
      <text:p text:style-name="P3"/>
      <text:p text:style-name="P3">let movie = new Movie("Casino Royale", "Eon Productions", "PG13")</text:p>
      <text:p text:style-name="P3">console.log(movie.title)</text:p>
      <text:p text:style-name="P3">console.log(movie.studio)</text:p>
      <text:p text:style-name="P3">console.log(movie.rating)</text:p>
      <text:p text:style-name="P3">let objs = [</text:p>
      <text:p text:style-name="P3"><text:s text:c="4"/>obj1 = {</text:p>
      <text:p text:style-name="P3"><text:s text:c="8"/>title: "Avengers Endgame",</text:p>
      <text:p text:style-name="P3"><text:s text:c="8"/>studio: "Marvel",</text:p>
      <text:p text:style-name="P3"><text:s text:c="8"/>rating: "PG13"</text:p>
      <text:p text:style-name="P3"><text:s text:c="4"/>},</text:p>
      <text:p text:style-name="P3"><text:s text:c="4"/>obj2 = {</text:p>
      <text:p text:style-name="P3"><text:s text:c="8"/>title: "Shutter Island",</text:p>
      <text:p text:style-name="P3"><text:s text:c="8"/>studio: "Paramount",</text:p>
      <text:p text:style-name="P3"><text:s text:c="8"/>rating: "R"</text:p>
      <text:p text:style-name="P3"><text:s text:c="4"/>}]</text:p>
      <text:p text:style-name="P3"/>
      <text:p text:style-name="P3">let pgMovies = movie.getPG(objs)</text:p>
      <text:p text:style-name="P3">console.log(pgMovies)</text:p>
      <text:p text:style-name="P3"><text:soft-page-break/><text:span text:style-name="T3">2. </text:span><text:bookmark text:name="docs-internal-guid-9cecd26a-7fff-bfd9-b73c-2f9584c8efe1"/><text:span text:style-name="T6">https://github.com/rvsp/typescript-oops/blob/master/Practice/class-circle.md</text:span></text:p>
      <text:p text:style-name="P4"/>
      <text:p text:style-name="P4">class Circle {</text:p>
      <text:p text:style-name="P4"/>
      <text:p text:style-name="P4"><text:s text:c="4"/>setRadius(radius) {</text:p>
      <text:p text:style-name="P4"><text:s text:c="8"/>this.radius = radius;</text:p>
      <text:p text:style-name="P4"><text:s text:c="4"/>}</text:p>
      <text:p text:style-name="P4"><text:s text:c="4"/>getRadius() {</text:p>
      <text:p text:style-name="P4"><text:s text:c="8"/>return this.radius</text:p>
      <text:p text:style-name="P4"><text:s text:c="4"/>}</text:p>
      <text:p text:style-name="P4"/>
      <text:p text:style-name="P4"><text:s text:c="4"/>setColor(colour) {</text:p>
      <text:p text:style-name="P4"><text:s text:c="8"/>this.colour = colour;</text:p>
      <text:p text:style-name="P4"><text:s text:c="4"/>}</text:p>
      <text:p text:style-name="P4"><text:s text:c="4"/>getColor() {</text:p>
      <text:p text:style-name="P4"><text:s text:c="8"/>return this.colour</text:p>
      <text:p text:style-name="P4"><text:s text:c="4"/>}</text:p>
      <text:p text:style-name="P4"><text:s text:c="4"/>toString() {</text:p>
      <text:p text:style-name="P4"><text:s text:c="8"/>return `Radius: ${this.radius}, Colour: ${this.colour}`</text:p>
      <text:p text:style-name="P4"><text:s text:c="4"/>}</text:p>
      <text:p text:style-name="P4"><text:s text:c="4"/>getArea() {</text:p>
      <text:p text:style-name="P4"><text:s text:c="8"/>return (this.radius ** 2) * Math.PI</text:p>
      <text:p text:style-name="P4"><text:s text:c="4"/>}</text:p>
      <text:p text:style-name="P4"><text:s text:c="4"/>getCircumference() {</text:p>
      <text:p text:style-name="P4"><text:s text:c="8"/>return 2 * Math.PI * this.radius</text:p>
      <text:p text:style-name="P4"><text:s text:c="4"/>}</text:p>
      <text:p text:style-name="P4">}</text:p>
      <text:p text:style-name="P4"/>
      <text:p text:style-name="P4">let circle1 = new Circle()</text:p>
      <text:p text:style-name="P4">circle1.setRadius(1)</text:p>
      <text:p text:style-name="P4">circle1.setColor("red")</text:p>
      <text:p text:style-name="P4">console.log(circle1.getRadius())</text:p>
      <text:p text:style-name="P4"><text:soft-page-break/>console.log(circle1.getColor())</text:p>
      <text:p text:style-name="P4">console.log(circle1.toString())</text:p>
      <text:p text:style-name="P4">console.log(circle1.getArea())</text:p>
      <text:p text:style-name="P4">console.log(circle1.getCircumference())</text:p>
      <text:p text:style-name="P4"/>
      <text:p text:style-name="P3"><text:span text:style-name="T4">3. Write a “person” class to hold all the details.</text:span></text:p>
      <text:p text:style-name="P2"><text:span text:style-name="T4">class Person {</text:span></text:p>
      <text:p text:style-name="P2"><text:span text:style-name="T4"><text:s text:c="4"/>constructor(name, age, sex, height, weight, location) {</text:span></text:p>
      <text:p text:style-name="P2"><text:span text:style-name="T4"><text:s text:c="8"/>this.name = name;</text:span></text:p>
      <text:p text:style-name="P2"><text:span text:style-name="T4"><text:s text:c="8"/>this.age = age</text:span></text:p>
      <text:p text:style-name="P2"><text:span text:style-name="T4"><text:s text:c="8"/>this.sex = sex</text:span></text:p>
      <text:p text:style-name="P2"><text:span text:style-name="T4"><text:s text:c="8"/>this.height = height</text:span></text:p>
      <text:p text:style-name="P2"><text:span text:style-name="T4"><text:s text:c="8"/>this.weight = weight</text:span></text:p>
      <text:p text:style-name="P2"><text:span text:style-name="T4"><text:s text:c="8"/>this.location = location</text:span></text:p>
      <text:p text:style-name="P2"><text:span text:style-name="T4"><text:s text:c="4"/>}</text:span></text:p>
      <text:p text:style-name="P1"/>
      <text:p text:style-name="P2"><text:span text:style-name="T4"><text:s text:c="4"/>getDetails() {</text:span></text:p>
      <text:p text:style-name="P2"><text:span text:style-name="T4"><text:s text:c="8"/>return `</text:span></text:p>
      <text:p text:style-name="P2"><text:span text:style-name="T4"><text:s text:c="8"/>Name: ${this.name}</text:span></text:p>
      <text:p text:style-name="P2"><text:span text:style-name="T4"><text:s text:c="8"/>age: ${this.age}</text:span></text:p>
      <text:p text:style-name="P2"><text:span text:style-name="T4"><text:s text:c="8"/>sex: ${this.sex}</text:span></text:p>
      <text:p text:style-name="P2"><text:span text:style-name="T4"><text:s text:c="8"/>height: ${this.height}</text:span></text:p>
      <text:p text:style-name="P2"><text:span text:style-name="T4"><text:s text:c="8"/>weight: ${this.weight}</text:span></text:p>
      <text:p text:style-name="P2"><text:span text:style-name="T4"><text:s text:c="8"/>location: ${this.location}`</text:span></text:p>
      <text:p text:style-name="P2"><text:span text:style-name="T4"><text:s text:c="4"/>}</text:span></text:p>
      <text:p text:style-name="P2"><text:span text:style-name="T4">}</text:span></text:p>
      <text:p text:style-name="P1"/>
      <text:p text:style-name="P2"><text:span text:style-name="T4">let person = new Person("Vishwas", 23, "M", 182, 78, "Bangalore")</text:span></text:p>
      <text:p text:style-name="P2"><text:soft-page-break/><text:span text:style-name="T4">console.log(person.getDetails())</text:span></text:p>
      <text:p text:style-name="P1"/>
      <text:p text:style-name="P2"><text:span text:style-name="T4">4. write a class to calculate uber price.</text:span></text:p>
      <text:p text:style-name="P1"/>
      <text:p text:style-name="P2"><text:span text:style-name="T4">class Uber {</text:span></text:p>
      <text:p text:style-name="P2"><text:span text:style-name="T4"><text:s text:c="4"/>constructor(Distance, fare) {</text:span></text:p>
      <text:p text:style-name="P2"><text:span text:style-name="T4"><text:s text:c="8"/>this.Distance = Distance;</text:span></text:p>
      <text:p text:style-name="P2"><text:span text:style-name="T4"><text:s text:c="8"/>this.fare = fare;</text:span></text:p>
      <text:p text:style-name="P1"/>
      <text:p text:style-name="P2"><text:span text:style-name="T4"><text:s text:c="4"/>}</text:span></text:p>
      <text:p text:style-name="P1"/>
      <text:p text:style-name="P2"><text:span text:style-name="T4"><text:s text:c="4"/>getTotal() {</text:span></text:p>
      <text:p text:style-name="P2"><text:span text:style-name="T4"><text:s text:c="8"/>let base_fare = 100;</text:span></text:p>
      <text:p text:style-name="P2"><text:span text:style-name="T4"><text:s text:c="8"/>return `Total Price: ${base_fare + (this.Distance * this.fare)}`</text:span></text:p>
      <text:p text:style-name="P2"><text:span text:style-name="T4"><text:s text:c="4"/>}</text:span></text:p>
      <text:p text:style-name="P2"><text:span text:style-name="T4">}</text:span></text:p>
      <text:p text:style-name="P1"/>
      <text:p text:style-name="P2"><text:span text:style-name="T4">let uber = new Uber(20, 5)</text:span></text:p>
      <text:p text:style-name="P5"><text:span text:style-name="T4">console.log(uber.getTotal()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Fira Code" svg:font-family="'Fira Code', 'Droid Sans Mono', monospace, monospace, 'Droid Sans Fallback'"/>
    <style:font-face style:name="Calibri1" svg:font-family="Calibri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2" style:font-size-asian="11pt" style:language-asian="en" style:country-asian="US" style:font-name-complex="Mangal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2" style:font-size-asian="11pt" style:language-asian="en" style:country-asian="US" style:font-name-complex="Mangal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false" style:font-name-asian="Calibri2" style:font-family-asian="Calibri" style:font-family-generic-asian="system" style:font-pitch-asian="variable" style:font-size-asian="11pt" style:language-asian="en" style:country-asian="US" style:font-name-complex="Mangal" style:font-family-complex="Mang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7T14:08:00</meta:creation-date>
    <meta:initial-creator>prathap sagar</meta:initial-creator>
    <dc:language>en-IN</dc:language>
    <dc:date>2021-11-30T22:48:02.046665851</dc:date>
    <meta:editing-cycles>4</meta:editing-cycles>
    <meta:editing-duration>PT6M17S</meta:editing-duration>
    <meta:generator>LibreOffice/6.4.7.2$Linux_X86_64 LibreOffice_project/40$Build-2</meta:generator>
    <meta:document-statistic meta:table-count="0" meta:image-count="0" meta:object-count="0" meta:page-count="4" meta:paragraph-count="95" meta:word-count="252" meta:character-count="2384" meta:non-whitespace-character-count="183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